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top="0.423cm" fo:margin-bottom="0.106cm" style:contextual-spacing="false" fo:text-align="center" style:justify-single-word="false"/>
      <style:text-properties officeooo:paragraph-rsid="0009acd3"/>
    </style:style>
    <style:style style:name="P2" style:family="paragraph" style:parent-style-name="Subtitle">
      <style:paragraph-properties fo:text-align="start" style:justify-single-word="false"/>
      <style:text-properties officeooo:rsid="0009acd3" officeooo:paragraph-rsid="0009acd3"/>
    </style:style>
    <style:style style:name="P3" style:family="paragraph" style:parent-style-name="Subtitle">
      <style:paragraph-properties fo:text-align="start" style:justify-single-word="false"/>
      <style:text-properties officeooo:rsid="000af737" officeooo:paragraph-rsid="000af737"/>
    </style:style>
    <style:style style:name="P4" style:family="paragraph" style:parent-style-name="Text_20_body">
      <style:paragraph-properties fo:text-align="start" style:justify-single-word="false"/>
      <style:text-properties officeooo:rsid="0009acd3" officeooo:paragraph-rsid="0009acd3"/>
    </style:style>
    <style:style style:name="P5" style:family="paragraph" style:parent-style-name="Text_20_body">
      <style:paragraph-properties fo:text-align="start" style:justify-single-word="false"/>
      <style:text-properties officeooo:rsid="0009acd3" officeooo:paragraph-rsid="000af737"/>
    </style:style>
    <style:style style:name="P6" style:family="paragraph" style:parent-style-name="Text_20_body">
      <style:paragraph-properties fo:text-align="start" style:justify-single-word="false"/>
      <style:text-properties officeooo:rsid="000af737" officeooo:paragraph-rsid="000af73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af7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Курсовая работа по дисциплине «Объектно-ориентированное программирование»</text:h>
      <text:p text:style-name="P2">Постановка задачи:</text:p>
      <text:p text:style-name="P4">Разработать клон игры “Pong”, использую язык программирования с поддержкой ООП (С++).</text:p>
      <text:p text:style-name="P2">Исходный код:</text:p>
      <text:p text:style-name="P4">Весь исходный код проекта (за исключением сторонних библиотек) находится в папке <text:span text:style-name="T1">src</text:span><text:span text:style-name="T2">.</text:span></text:p>
      <text:p text:style-name="P2">Инструкция пользователя:</text:p>
      <text:p text:style-name="P4">Нажмите СТРЕЛКА_ВВЕРХ, чтобы переместить <text:span text:style-name="T3">доску игрока ВВЕРХ.</text:span></text:p>
      <text:p text:style-name="P5">Нажмите СТРЕЛКА_<text:span text:style-name="T3">ВНИЗ</text:span>, чтобы переместить <text:span text:style-name="T3">доску игрока ВНИЗ.</text:span></text:p>
      <text:p text:style-name="P6">Нажмите ПРОБЕЛ, чтобы перезапустить раунд (при неудачном отскоке мяча).</text:p>
      <text:p text:style-name="P6">Игра продолжается, пока кто-либо из игроков не наберёт 10 очков.</text:p>
      <text:p text:style-name="P3">Заключение:</text:p>
      <text:p text:style-name="P6">В процессе выполнения настоящей курсовой работы я повторил основы OpenGL, изучил ранее незнакомую мне библиотеку GLText и попрактиковался в применении ООП для упрощения внутренней структуры программы.</text:p>
      <text:p text:style-name="P3">Список литературы:</text:p>
      <text:p text:style-name="P6">Документация функций OpenGL - https://docs.g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5T20:05:04.627616787</meta:creation-date>
    <dc:date>2022-09-25T20:23:49.809474801</dc:date>
    <meta:editing-duration>PT7M34S</meta:editing-duration>
    <meta:editing-cycles>1</meta:editing-cycles>
    <meta:generator>LibreOffice/7.4.1.2$Linux_X86_64 LibreOffice_project/40$Build-2</meta:generator>
    <meta:document-statistic meta:table-count="0" meta:image-count="0" meta:object-count="0" meta:page-count="1" meta:paragraph-count="14" meta:word-count="102" meta:character-count="825" meta:non-whitespace-character-count="737"/>
  </office:meta>
</office:document-meta>
</file>